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text-properties fo:font-size="20pt" officeooo:paragraph-rsid="000b9775" style:font-size-asian="20pt" style:font-size-complex="20pt"/>
    </style:style>
    <style:style style:name="P2" style:family="paragraph" style:parent-style-name="Standard" style:list-style-name="L3">
      <style:text-properties fo:font-size="20pt" officeooo:rsid="000b9775" officeooo:paragraph-rsid="000b9775" style:font-size-asian="20pt" style:font-size-complex="20pt"/>
    </style:style>
    <style:style style:name="P3" style:family="paragraph" style:parent-style-name="Standard">
      <style:text-properties fo:font-size="20pt" officeooo:rsid="000b9775" officeooo:paragraph-rsid="000b9775" style:font-size-asian="20pt" style:font-size-complex="20pt"/>
    </style:style>
    <style:style style:name="T1" style:family="text">
      <style:text-properties officeooo:rsid="000b9775"/>
    </style:style>
    <style:style style:name="T2" style:family="text">
      <style:text-properties officeooo:rsid="000cd89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3">
        <text:list-item>
          <text:p text:style-name="P1"><text:span text:style-name="T1">Board : présentation de ce qu’il représente et doit <text:tab/>faire. Rapide présentation des méthodes qui <text:tab/>permettent d’initialiser toutes les cartes du plateau <text:tab/>et les jetons de ressources.</text:span></text:p>
        </text:list-item>
        <text:list-item>
          <text:p text:style-name="P2">BuyCardAction : Action qui permet au joueur <text:tab/>selon sa classe de pouvoir acheter une carte <text:tab/>voulue. Explication de process deux parties <text:tab/>humainPlayer et RobotPlayer.</text:p>
        </text:list-item>
        <text:list-item>
          <text:p text:style-name="P2">PickSameTokenAction : Action qui permet au <text:tab/>joueur de prendre ou non deux jetons d’une <text:tab/>ressource si cela est possible.<text:span text:style-name="T2">&amp;</text:span></text:p>
          <text:p text:style-name="P2"/>
          <text:p text:style-name="P2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6:07:43.912547777</meta:creation-date>
    <dc:date>2024-01-11T23:09:16.990004743</dc:date>
    <meta:editing-duration>PT7H1M33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3" meta:word-count="73" meta:character-count="474" meta:non-whitespace-character-count="399"/>
  </office:meta>
</office:document-meta>
</file>